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text-properties fo:color="#000000" style:font-name="Arial" officeooo:rsid="0010187d" officeooo:paragraph-rsid="0010187d"/>
    </style:style>
    <style:style style:name="P3" style:family="paragraph" style:parent-style-name="Standard">
      <style:text-properties fo:color="#000000" style:font-name="Arial" officeooo:paragraph-rsid="0015ed47"/>
    </style:style>
    <style:style style:name="P4" style:family="paragraph" style:parent-style-name="Standard">
      <style:text-properties fo:color="#000000" style:font-name="Arial" officeooo:paragraph-rsid="0016f76a"/>
    </style:style>
    <style:style style:name="P5" style:family="paragraph" style:parent-style-name="Standard">
      <style:paragraph-properties fo:margin-top="0in" fo:margin-bottom="0.1665in" loext:contextual-spacing="false"/>
      <style:text-properties fo:color="#000000" style:font-name="Arial"/>
    </style:style>
    <style:style style:name="P6" style:family="paragraph" style:parent-style-name="Standard" style:master-page-name="Standard">
      <style:paragraph-properties style:page-number="auto"/>
      <style:text-properties fo:color="#000000" style:font-name="Arial" fo:font-weight="bold" officeooo:rsid="0018cf32" officeooo:paragraph-rsid="0018cf32" fo:background-color="#ffff00" style:font-weight-asian="bold" style:font-name-complex="Times"/>
    </style:style>
    <style:style style:name="P7" style:family="paragraph" style:parent-style-name="Standard">
      <style:text-properties fo:color="#000000" style:font-name="Arial" fo:font-weight="bold" officeooo:rsid="0018cf32" officeooo:paragraph-rsid="0018cf32" fo:background-color="#ffff00" style:font-weight-asian="bold" style:font-name-complex="Times"/>
    </style:style>
    <style:style style:name="P8" style:family="paragraph" style:parent-style-name="Standard">
      <style:text-properties fo:color="#000000" style:font-name="Arial" fo:font-weight="bold" style:font-weight-asian="bold" style:font-name-complex="Times"/>
    </style:style>
    <style:style style:name="P9" style:family="paragraph" style:parent-style-name="Standard">
      <style:text-properties fo:color="#000000" style:font-name="Arial" fo:font-weight="bold" officeooo:rsid="0010187d" officeooo:paragraph-rsid="0010187d" style:font-weight-asian="bold" style:font-name-complex="Times"/>
    </style:style>
    <style:style style:name="P10" style:family="paragraph" style:parent-style-name="Standard">
      <style:text-properties fo:color="#000000" style:font-name="Arial" officeooo:rsid="001d6062" officeooo:paragraph-rsid="001d6062"/>
    </style:style>
    <style:style style:name="P11" style:family="paragraph" style:parent-style-name="Standard">
      <style:text-properties fo:color="#000000" style:font-name="Arial" officeooo:paragraph-rsid="0010187d"/>
    </style:style>
    <style:style style:name="T1" style:family="text">
      <style:text-properties officeooo:rsid="001052ce"/>
    </style:style>
    <style:style style:name="T2" style:family="text">
      <style:text-properties fo:font-weight="bold" style:font-weight-asian="bold" style:font-name-complex="Times"/>
    </style:style>
    <style:style style:name="T3" style:family="text">
      <style:text-properties fo:font-weight="bold" officeooo:rsid="0010187d" style:font-weight-asian="bold" style:font-name-complex="Times"/>
    </style:style>
    <style:style style:name="T4" style:family="text">
      <style:text-properties fo:font-weight="bold" officeooo:rsid="0015ed47" style:font-weight-asian="bold" style:font-name-complex="Times"/>
    </style:style>
    <style:style style:name="T5" style:family="text">
      <style:text-properties style:font-name-complex="Times"/>
    </style:style>
    <style:style style:name="T6" style:family="text">
      <style:text-properties officeooo:rsid="0015ed47" style:font-name-complex="Times"/>
    </style:style>
    <style:style style:name="T7" style:family="text">
      <style:text-properties officeooo:rsid="0016f76a" style:font-name-complex="Times"/>
    </style:style>
    <style:style style:name="T8" style:family="text">
      <style:text-properties style:font-name-complex="Symbol"/>
    </style:style>
    <style:style style:name="T9" style:family="text">
      <style:text-properties officeooo:rsid="001d6062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dbba8"/>
    </style:style>
    <style:style style:name="T13" style:family="text">
      <style:text-properties officeooo:rsid="0027b9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: <text:span text:style-name="T9">Mikey Spurr</text:span></text:p>
      <text:p text:style-name="P7">Name of group members: <text:span text:style-name="T9">Tara Douglass, Jahlia Finney</text:span></text:p>
      <text:p text:style-name="P7"/>
      <text:p text:style-name="P8">Understanding Concepts Exercise</text:p>
      <text:p text:style-name="P8">CMPSC/BIO 300</text:p>
      <text:p text:style-name="P1"><text:span text:style-name="T3">Fall</text:span><text:span text:style-name="T2"> 201</text:span><text:span text:style-name="T3">7</text:span></text:p>
      <text:p text:style-name="P9">26 Sept 2017</text:p>
      <text:p text:style-name="P1"/>
      <text:p text:style-name="P3"><text:span text:style-name="T5">The DNA sequence below represents the first part of the wild-type human CFTR coding</text:span> <text:span text:style-name="T5">sequence. The sequence shown is the </text:span><text:span text:style-name="T2">non-template</text:span><text:span text:style-name="T5"> strand and is written from </text:span><text:span text:style-name="T2">3′→ 5</text:span><text:span text:style-name="T8">′</text:span><text:span text:style-name="T5">. </text:span></text:p>
      <text:p text:style-name="P1"/>
      <text:p text:style-name="P5"><text:span text:style-name="T5">3</text:span><text:span text:style-name="T8">′</text:span><text:span text:style-name="T5"> CTTTTTTTCAAACCTCTGTTGCGACCGGAAAAGGTCTCCGCTGGAGACGTA </text:span></text:p>
      <text:p text:style-name="P1"><text:span text:style-name="T4">1) </text:span><text:span text:style-name="T2">DNA Manipulation Algorithm:</text:span></text:p>
      <text:p text:style-name="P1"/>
      <text:p text:style-name="P2">Please run the input sequence above thought the DNA manipulation algorithm by hand. What is the output of the algorithm, given the parameters (i.e., template and orientation)? <text:span text:style-name="T1">Indicate which algorithm step was taken to return the output. </text:span></text:p>
      <text:p text:style-name="P11"/>
      <text:p text:style-name="P11"/>
      <text:p text:style-name="P10"><text:s/>5’ -TACGTCTCCAGCGGAGACCTTTTCCGGTCGCAACAGAGGTTTGAAAAAAAG -3’</text:p>
      <text:p text:style-name="P11"/>
      <text:p text:style-name="P10">I used the third <text:span text:style-name="T13">manipulation algorithm.</text:span></text:p>
      <text:p text:style-name="P11"/>
      <text:p text:style-name="P4"><text:span text:style-name="T6">2</text:span><text:span text:style-name="T5">) Given the sequence </text:span><text:span text:style-name="T6">you obtained from the previous step, </text:span><text:span text:style-name="T5">write the mRNA following the base-pairing rules (Transcription algorithm). </text:span><text:span text:style-name="T7">Describe how this step is performed.</text:span></text:p>
      <text:p text:style-name="P1"/>
      <text:p text:style-name="P1"/>
      <text:p text:style-name="P10">5’ -<text:span text:style-name="T11">UAC</text:span>GUC<text:span text:style-name="T11">UCC</text:span>AGC<text:span text:style-name="T11">GGA</text:span>GAC<text:span text:style-name="T11">CUU</text:span>UUC<text:span text:style-name="T11">CGG</text:span>UCG<text:span text:style-name="T11">CAA</text:span>CAG<text:span text:style-name="T11">AGG</text:span>UUU<text:span text:style-name="T11">GAA</text:span>AAA<text:span text:style-name="T11">AAG</text:span> -3’</text:p>
      <text:p text:style-name="P1"/>
      <text:p text:style-name="P10">You change Thymine with Uracil.</text:p>
      <text:p text:style-name="P1"/>
      <text:p text:style-name="P1"/>
      <text:p text:style-name="P1"><text:span text:style-name="T6">3</text:span><text:span text:style-name="T5">) Given the mRNA you obtain</text:span><text:span text:style-name="T6">ed,</text:span><text:span text:style-name="T5"> us</text:span><text:span text:style-name="T6">e</text:span><text:span text:style-name="T5"> the genetic code table presented in class </text:span><text:span text:style-name="T6">to</text:span><text:span text:style-name="T5"> translate your mRNA </text:span><text:span text:style-name="T6">into protein </text:span><text:span text:style-name="T5">using the one-letter amino-acid code (Translation algorithm). </text:span><text:span text:style-name="T7">Describe how this step is performed.</text:span></text:p>
      <text:p text:style-name="P1"/>
      <text:p text:style-name="P10">Y V S S G D L F R <text:span text:style-name="T12">S Q Q R F E K 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09-25T17:51:42.825118000</meta:creation-date>
    <meta:editing-duration>PT3M38S</meta:editing-duration>
    <meta:generator>LibreOffice/5.1.6.2$Linux_X86_64 LibreOffice_project/10m0$Build-2</meta:generator>
    <dc:date>2017-09-26T12:08:59.958925608</dc:date>
    <meta:document-statistic meta:table-count="0" meta:image-count="0" meta:object-count="0" meta:page-count="1" meta:paragraph-count="17" meta:word-count="184" meta:character-count="1229" meta:non-whitespace-character-count="10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